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gingInterceptor.print( Method method , Object [ ] args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">
            <text:p text:style-name="Table_20_Contents">2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LoggingInterceptor.shouldPri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gingInterceptor.invoke( Object proxy , Method method , Object [ ] arg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LoggingInterceptor.getParam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LoggingInterceptor.print( String 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gingInterceptor.LoggingInterceptor( T delegate , Log 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ingInterceptor.createLoggingDS( DataSource ds , Log 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